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23">
      <style:table-cell-properties fo:border="0.06pt solid #000000"/>
    </style:style>
    <style:style style:name="ce3" style:family="table-cell" style:parent-style-name="Default" style:data-style-name="N123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istance from center</text:p>
          </table:table-cell>
          <table:table-cell table:style-name="ce1" office:value-type="float" office:value="0.4" calcext:value-type="float">
            <text:p>0.4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n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IN([.B5]*PI()/180) * [.$C$2]" office:value-type="float" office:value="0" calcext:value-type="float">
            <text:p>0.00000</text:p>
          </table:table-cell>
          <table:table-cell table:formula="of:=COS([.B5]*PI()/180) * [.$C$2]" office:value-type="float" office:value="0.4" calcext:value-type="float">
            <text:p>0.4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IN([.B6]*PI()/180) * [.$C$2]" office:value-type="float" office:value="0.2" calcext:value-type="float">
            <text:p>0.20000</text:p>
          </table:table-cell>
          <table:table-cell table:formula="of:=COS([.B6]*PI()/180) * [.$C$2]" office:value-type="float" office:value="0.346410161513775" calcext:value-type="float">
            <text:p>0.34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SIN([.B7]*PI()/180) * [.$C$2]" office:value-type="float" office:value="0.346410161513775" calcext:value-type="float">
            <text:p>0.34641</text:p>
          </table:table-cell>
          <table:table-cell table:formula="of:=COS([.B7]*PI()/180) * [.$C$2]" office:value-type="float" office:value="0.2" calcext:value-type="float">
            <text:p>0.2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SIN([.B8]*PI()/180) * [.$C$2]" office:value-type="float" office:value="0.4" calcext:value-type="float">
            <text:p>0.40000</text:p>
          </table:table-cell>
          <table:table-cell table:formula="of:=COS([.B8]*PI()/180) * [.$C$2]" office:value-type="float" office:value="2.44929359829471E-017" calcext:value-type="float">
            <text:p>0.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SIN([.B9]*PI()/180) * [.$C$2]" office:value-type="float" office:value="0.346410161513775" calcext:value-type="float">
            <text:p>0.34641</text:p>
          </table:table-cell>
          <table:table-cell table:formula="of:=COS([.B9]*PI()/180) * [.$C$2]" office:value-type="float" office:value="-0.2" calcext:value-type="float">
            <text:p>-0.2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SIN([.B10]*PI()/180) * [.$C$2]" office:value-type="float" office:value="0.2" calcext:value-type="float">
            <text:p>0.20000</text:p>
          </table:table-cell>
          <table:table-cell table:formula="of:=COS([.B10]*PI()/180) * [.$C$2]" office:value-type="float" office:value="-0.346410161513775" calcext:value-type="float">
            <text:p>-0.34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SIN([.B11]*PI()/180) * [.$C$2]" office:value-type="float" office:value="4.89858719658941E-017" calcext:value-type="float">
            <text:p>0.00000</text:p>
          </table:table-cell>
          <table:table-cell table:formula="of:=COS([.B11]*PI()/180) * [.$C$2]" office:value-type="float" office:value="-0.4" calcext:value-type="float">
            <text:p>-0.4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SIN([.B12]*PI()/180) * [.$C$2]" office:value-type="float" office:value="-0.2" calcext:value-type="float">
            <text:p>-0.20000</text:p>
          </table:table-cell>
          <table:table-cell table:formula="of:=COS([.B12]*PI()/180) * [.$C$2]" office:value-type="float" office:value="-0.346410161513775" calcext:value-type="float">
            <text:p>-0.34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SIN([.B13]*PI()/180) * [.$C$2]" office:value-type="float" office:value="-0.346410161513775" calcext:value-type="float">
            <text:p>-0.34641</text:p>
          </table:table-cell>
          <table:table-cell table:formula="of:=COS([.B13]*PI()/180) * [.$C$2]" office:value-type="float" office:value="-0.2" calcext:value-type="float">
            <text:p>-0.2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SIN([.B14]*PI()/180) * [.$C$2]" office:value-type="float" office:value="-0.4" calcext:value-type="float">
            <text:p>-0.40000</text:p>
          </table:table-cell>
          <table:table-cell table:formula="of:=COS([.B14]*PI()/180) * [.$C$2]" office:value-type="float" office:value="-7.34788079488412E-017" calcext:value-type="float">
            <text:p>0.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SIN([.B15]*PI()/180) * [.$C$2]" office:value-type="float" office:value="-0.346410161513775" calcext:value-type="float">
            <text:p>-0.34641</text:p>
          </table:table-cell>
          <table:table-cell table:formula="of:=COS([.B15]*PI()/180) * [.$C$2]" office:value-type="float" office:value="0.2" calcext:value-type="float">
            <text:p>0.2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SIN([.B16]*PI()/180) * [.$C$2]" office:value-type="float" office:value="-0.2" calcext:value-type="float">
            <text:p>-0.20000</text:p>
          </table:table-cell>
          <table:table-cell table:formula="of:=COS([.B16]*PI()/180) * [.$C$2]" office:value-type="float" office:value="0.346410161513775" calcext:value-type="float">
            <text:p>0.34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2:44:29.083387931</meta:creation-date>
    <dc:date>2016-01-27T14:40:46.431934717</dc:date>
    <meta:editing-duration>PT55M46S</meta:editing-duration>
    <meta:editing-cycles>1</meta:editing-cycles>
    <meta:document-statistic meta:table-count="1" meta:cell-count="54" meta:object-count="0"/>
    <meta:generator>LibreOffice/5.0.2.2$Linux_X86_64 LibreOffice_project/00m0$Build-2</meta:generator>
  </office:meta>
</office:document-meta>
</file>